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e81f" officeooo:paragraph-rsid="0009e81f"/>
    </style:style>
    <style:style style:name="P2" style:family="paragraph" style:parent-style-name="Standard">
      <style:text-properties officeooo:paragraph-rsid="0009e81f"/>
    </style:style>
    <style:style style:name="P3" style:family="paragraph" style:parent-style-name="Standard">
      <style:text-properties officeooo:rsid="000cddbd" officeooo:paragraph-rsid="000cddbd"/>
    </style:style>
    <style:style style:name="P4" style:family="paragraph" style:parent-style-name="Standard">
      <style:text-properties officeooo:rsid="00115c26" officeooo:paragraph-rsid="00115c26"/>
    </style:style>
    <style:style style:name="P5" style:family="paragraph" style:parent-style-name="Standard">
      <style:text-properties fo:font-style="normal" style:text-underline-style="solid" style:text-underline-width="auto" style:text-underline-color="font-color" officeooo:rsid="0009e81f" officeooo:paragraph-rsid="0009e81f" style:font-style-asian="normal" style:font-style-complex="normal"/>
    </style:style>
    <style:style style:name="P6" style:family="paragraph" style:parent-style-name="Standard">
      <style:text-properties style:text-underline-style="solid" style:text-underline-width="auto" style:text-underline-color="font-color" officeooo:rsid="00144dad" officeooo:paragraph-rsid="00144dad"/>
    </style:style>
    <style:style style:name="P7" style:family="paragraph" style:parent-style-name="Standard">
      <style:text-properties style:text-underline-style="solid" style:text-underline-width="auto" style:text-underline-color="font-color" officeooo:rsid="001c5c37" officeooo:paragraph-rsid="001c5c37"/>
    </style:style>
    <style:style style:name="P8" style:family="paragraph" style:parent-style-name="Standard">
      <style:text-properties style:text-underline-style="solid" style:text-underline-width="auto" style:text-underline-color="font-color" officeooo:rsid="0038719e" officeooo:paragraph-rsid="0038719e"/>
    </style:style>
    <style:style style:name="P9" style:family="paragraph" style:parent-style-name="Standard">
      <style:text-properties fo:color="#800000" fo:font-size="13pt" fo:font-weight="bold" officeooo:rsid="000e9733" officeooo:paragraph-rsid="000e9733" style:font-size-asian="13pt" style:font-weight-asian="bold" style:font-size-complex="13pt" style:font-weight-complex="bold"/>
    </style:style>
    <style:style style:name="P10" style:family="paragraph" style:parent-style-name="Standard">
      <style:text-properties fo:font-weight="bold" officeooo:rsid="000cddbd" officeooo:paragraph-rsid="000cddbd" style:font-weight-asian="bold" style:font-weight-complex="bold"/>
    </style:style>
    <style:style style:name="P11" style:family="paragraph" style:parent-style-name="Standard">
      <style:text-properties fo:font-weight="normal" officeooo:rsid="000e9733" officeooo:paragraph-rsid="000e9733" style:font-weight-asian="normal" style:font-weight-complex="normal"/>
    </style:style>
    <style:style style:name="P12" style:family="paragraph" style:parent-style-name="Standard">
      <style:text-properties fo:font-weight="normal" officeooo:rsid="00160e71" officeooo:paragraph-rsid="00160e71" style:font-weight-asian="normal" style:font-weight-complex="normal"/>
    </style:style>
    <style:style style:name="P13" style:family="paragraph" style:parent-style-name="Standard">
      <style:text-properties officeooo:rsid="00177213" officeooo:paragraph-rsid="00177213"/>
    </style:style>
    <style:style style:name="P14" style:family="paragraph" style:parent-style-name="Standard">
      <style:text-properties officeooo:paragraph-rsid="00194a19"/>
    </style:style>
    <style:style style:name="P15" style:family="paragraph" style:parent-style-name="Standard">
      <style:text-properties officeooo:rsid="001c5c37" officeooo:paragraph-rsid="001c5c37"/>
    </style:style>
    <style:style style:name="P16" style:family="paragraph" style:parent-style-name="Standard">
      <style:text-properties officeooo:paragraph-rsid="001cfc2f"/>
    </style:style>
    <style:style style:name="P17" style:family="paragraph" style:parent-style-name="Standard">
      <style:text-properties officeooo:paragraph-rsid="001f3fd1"/>
    </style:style>
    <style:style style:name="P18" style:family="paragraph" style:parent-style-name="Standard">
      <style:text-properties officeooo:rsid="00144dad" officeooo:paragraph-rsid="001603a4" fo:background-color="#ffff00"/>
    </style:style>
    <style:style style:name="P19" style:family="paragraph" style:parent-style-name="Standard">
      <style:text-properties officeooo:rsid="002609f3" officeooo:paragraph-rsid="002609f3" fo:background-color="#ffff00"/>
    </style:style>
    <style:style style:name="P20" style:family="paragraph" style:parent-style-name="Standard">
      <style:text-properties officeooo:rsid="0015c24c" officeooo:paragraph-rsid="00409383" fo:background-color="#ffff00"/>
    </style:style>
    <style:style style:name="P21" style:family="paragraph" style:parent-style-name="Standard">
      <style:text-properties officeooo:rsid="00458667" officeooo:paragraph-rsid="00458667" fo:background-color="#ffff00"/>
    </style:style>
    <style:style style:name="P22" style:family="paragraph" style:parent-style-name="Standard">
      <style:text-properties officeooo:paragraph-rsid="0024cc7d"/>
    </style:style>
    <style:style style:name="P23" style:family="paragraph" style:parent-style-name="Standard">
      <style:text-properties officeooo:rsid="000e9733" officeooo:paragraph-rsid="000e9733"/>
    </style:style>
    <style:style style:name="P24" style:family="paragraph" style:parent-style-name="Standard">
      <style:text-properties officeooo:rsid="000e9733" officeooo:paragraph-rsid="0036b2e0"/>
    </style:style>
    <style:style style:name="P25" style:family="paragraph" style:parent-style-name="Standard">
      <style:text-properties officeooo:paragraph-rsid="002a1ddd"/>
    </style:style>
    <style:style style:name="P26" style:family="paragraph" style:parent-style-name="Standard">
      <style:text-properties officeooo:paragraph-rsid="002b3c46"/>
    </style:style>
    <style:style style:name="P27" style:family="paragraph" style:parent-style-name="Standard">
      <style:text-properties officeooo:rsid="0015c24c" officeooo:paragraph-rsid="002c2b09" fo:background-color="transparent"/>
    </style:style>
    <style:style style:name="P28" style:family="paragraph" style:parent-style-name="Standard">
      <style:text-properties officeooo:paragraph-rsid="002c48ff"/>
    </style:style>
    <style:style style:name="P29" style:family="paragraph" style:parent-style-name="Standard">
      <style:text-properties fo:color="#666666" fo:font-style="normal" officeooo:rsid="002d9daf" officeooo:paragraph-rsid="002d9daf" fo:background-color="transparent" style:font-style-asian="normal" style:font-style-complex="normal"/>
    </style:style>
    <style:style style:name="P30" style:family="paragraph" style:parent-style-name="Standard">
      <style:text-properties fo:color="#666666" fo:font-style="normal" officeooo:rsid="0041fc83" officeooo:paragraph-rsid="0041fc83" fo:background-color="transparent" style:font-style-asian="normal" style:font-style-complex="normal"/>
    </style:style>
    <style:style style:name="P31" style:family="paragraph" style:parent-style-name="Standard">
      <style:text-properties fo:color="#666666" officeooo:rsid="0031b5bf" officeooo:paragraph-rsid="0031b5bf"/>
    </style:style>
    <style:style style:name="P32" style:family="paragraph" style:parent-style-name="Standard">
      <style:text-properties fo:color="#666666" officeooo:rsid="0038719e" officeooo:paragraph-rsid="0038719e"/>
    </style:style>
    <style:style style:name="P33" style:family="paragraph" style:parent-style-name="Standard">
      <style:text-properties officeooo:rsid="00121c09" officeooo:paragraph-rsid="00121c09"/>
    </style:style>
    <style:style style:name="P34" style:family="paragraph" style:parent-style-name="Standard">
      <style:text-properties officeooo:rsid="0038719e" officeooo:paragraph-rsid="0038719e"/>
    </style:style>
    <style:style style:name="P35" style:family="paragraph" style:parent-style-name="Standard">
      <style:text-properties officeooo:paragraph-rsid="003b6674"/>
    </style:style>
    <style:style style:name="P36" style:family="paragraph" style:parent-style-name="Standard">
      <style:text-properties officeooo:paragraph-rsid="00485b3e"/>
    </style:style>
    <style:style style:name="P37" style:family="paragraph" style:parent-style-name="Standard">
      <style:text-properties officeooo:paragraph-rsid="00494b87"/>
    </style:style>
    <style:style style:name="P38" style:family="paragraph" style:parent-style-name="Standard">
      <style:text-properties officeooo:paragraph-rsid="004a8bce"/>
    </style:style>
    <style:style style:name="P39" style:family="paragraph" style:parent-style-name="Footnote">
      <style:text-properties fo:font-size="9pt" officeooo:rsid="00201af5" officeooo:paragraph-rsid="00201af5" style:font-size-asian="9pt" style:font-size-complex="9pt"/>
    </style:style>
    <style:style style:name="P40" style:family="paragraph" style:parent-style-name="Standard">
      <style:text-properties fo:font-weight="normal" officeooo:rsid="000e9733" officeooo:paragraph-rsid="000e9733" style:font-weight-asian="normal" style:font-weight-complex="normal"/>
    </style:style>
    <style:style style:name="P41" style:family="paragraph" style:parent-style-name="Standard">
      <style:text-properties fo:font-weight="normal" officeooo:rsid="000f9183" officeooo:paragraph-rsid="0024cc7d" style:font-weight-asian="normal" style:font-weight-complex="normal"/>
    </style:style>
    <style:style style:name="P42" style:family="paragraph" style:parent-style-name="Standard">
      <style:text-properties fo:font-weight="normal" officeooo:rsid="0013d527" officeooo:paragraph-rsid="00121c09" style:font-weight-asian="normal" style:font-weight-complex="normal"/>
    </style:style>
    <style:style style:name="P43" style:family="paragraph" style:parent-style-name="Standard">
      <style:text-properties fo:font-weight="bold" officeooo:rsid="0036b2e0" officeooo:paragraph-rsid="00485b3e" fo:background-color="#ffff00" style:font-weight-asian="bold" style:font-weight-complex="bold"/>
    </style:style>
    <style:style style:name="P44" style:family="paragraph" style:parent-style-name="Standard">
      <style:text-properties officeooo:paragraph-rsid="0039f8dd"/>
    </style:style>
    <style:style style:name="P45" style:family="paragraph" style:parent-style-name="Standard">
      <style:text-properties officeooo:paragraph-rsid="004de346"/>
    </style:style>
    <style:style style:name="P46" style:family="paragraph" style:parent-style-name="Standard">
      <style:text-properties officeooo:paragraph-rsid="00494b87"/>
    </style:style>
    <style:style style:name="P47" style:family="paragraph" style:parent-style-name="Standard">
      <style:text-properties officeooo:paragraph-rsid="004f9b21"/>
    </style:style>
    <style:style style:name="P48" style:family="paragraph" style:parent-style-name="Standard">
      <style:text-properties officeooo:paragraph-rsid="004fa1ce"/>
    </style:style>
    <style:style style:name="T1" style:family="text">
      <style:text-properties officeooo:rsid="0009e81f"/>
    </style:style>
    <style:style style:name="T2" style:family="text">
      <style:text-properties officeooo:rsid="000b3f19"/>
    </style:style>
    <style:style style:name="T3" style:family="text">
      <style:text-properties officeooo:rsid="000cddbd"/>
    </style:style>
    <style:style style:name="T4" style:family="text">
      <style:text-properties fo:font-weight="bold" style:font-weight-asian="bold" style:font-weight-complex="bold"/>
    </style:style>
    <style:style style:name="T5" style:family="text">
      <style:text-properties fo:font-weight="bold" officeooo:rsid="0009e81f" style:font-weight-asian="bold" style:font-weight-complex="bold"/>
    </style:style>
    <style:style style:name="T6" style:family="text">
      <style:text-properties fo:font-weight="bold" officeooo:rsid="000f9183" style:font-weight-asian="bold" style:font-weight-complex="bold"/>
    </style:style>
    <style:style style:name="T7" style:family="text">
      <style:text-properties fo:font-weight="bold" officeooo:rsid="00144dad" style:font-weight-asian="bold" style:font-weight-complex="bold"/>
    </style:style>
    <style:style style:name="T8" style:family="text">
      <style:text-properties fo:font-weight="bold" officeooo:rsid="00194a19" style:font-weight-asian="bold" style:font-weight-complex="bold"/>
    </style:style>
    <style:style style:name="T9" style:family="text">
      <style:text-properties fo:font-weight="bold" officeooo:rsid="0024cc7d" style:font-weight-asian="bold" style:font-weight-complex="bold"/>
    </style:style>
    <style:style style:name="T10" style:family="text">
      <style:text-properties fo:font-weight="bold" officeooo:rsid="0029a1ee" style:font-weight-asian="bold" style:font-weight-complex="bold"/>
    </style:style>
    <style:style style:name="T11" style:family="text">
      <style:text-properties fo:font-weight="bold" officeooo:rsid="002a1ddd" style:font-weight-asian="bold" style:font-weight-complex="bold"/>
    </style:style>
    <style:style style:name="T12" style:family="text">
      <style:text-properties fo:font-weight="bold" officeooo:rsid="003b6674" style:font-weight-asian="bold" style:font-weight-complex="bold"/>
    </style:style>
    <style:style style:name="T13" style:family="text">
      <style:text-properties fo:font-weight="bold" officeooo:rsid="003eebbb" style:font-weight-asian="bold" style:font-weight-complex="bold"/>
    </style:style>
    <style:style style:name="T14" style:family="text">
      <style:text-properties fo:font-weight="bold" officeooo:rsid="0013d527" style:font-weight-asian="bold" style:font-weight-complex="bold"/>
    </style:style>
    <style:style style:name="T15" style:family="text">
      <style:text-properties fo:font-weight="bold" officeooo:rsid="0013d527" fo:background-color="#ffff00" loext:char-shading-value="0" style:font-weight-asian="bold" style:font-weight-complex="bold"/>
    </style:style>
    <style:style style:name="T16" style:family="text">
      <style:text-properties fo:font-weight="bold" officeooo:rsid="0036b2e0" fo:background-color="#ffff00" loext:char-shading-value="0" style:font-weight-asian="bold" style:font-weight-complex="bold"/>
    </style:style>
    <style:style style:name="T17" style:family="text">
      <style:text-properties fo:font-weight="bold" officeooo:rsid="0036b2e0" fo:background-color="transparent" loext:char-shading-value="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f9183" style:font-weight-asian="normal" style:font-weight-complex="normal"/>
    </style:style>
    <style:style style:name="T20" style:family="text">
      <style:text-properties fo:font-weight="normal" officeooo:rsid="0013d527" style:font-weight-asian="normal" style:font-weight-complex="normal"/>
    </style:style>
    <style:style style:name="T21" style:family="text">
      <style:text-properties fo:font-weight="normal" officeooo:rsid="001b3605" style:font-weight-asian="normal" style:font-weight-complex="normal"/>
    </style:style>
    <style:style style:name="T22" style:family="text">
      <style:text-properties fo:font-weight="normal" officeooo:rsid="0024cc7d" style:font-weight-asian="normal" style:font-weight-complex="normal"/>
    </style:style>
    <style:style style:name="T23" style:family="text">
      <style:text-properties fo:font-weight="normal" officeooo:rsid="00255909" style:font-weight-asian="normal" style:font-weight-complex="normal"/>
    </style:style>
    <style:style style:name="T24" style:family="text">
      <style:text-properties fo:font-weight="normal" officeooo:rsid="002a1ddd" style:font-weight-asian="normal" style:font-weight-complex="normal"/>
    </style:style>
    <style:style style:name="T25" style:family="text">
      <style:text-properties fo:font-weight="normal" officeooo:rsid="001603a4" style:font-weight-asian="normal" style:font-weight-complex="normal"/>
    </style:style>
    <style:style style:name="T26" style:family="text">
      <style:text-properties fo:font-weight="normal" officeooo:rsid="0036b2e0" style:font-weight-asian="normal" style:font-weight-complex="normal"/>
    </style:style>
    <style:style style:name="T27" style:family="text">
      <style:text-properties fo:font-weight="normal" officeooo:rsid="003b6674" style:font-weight-asian="normal" style:font-weight-complex="normal"/>
    </style:style>
    <style:style style:name="T28" style:family="text">
      <style:text-properties fo:font-weight="normal" officeooo:rsid="002b3c46" fo:background-color="transparent" loext:char-shading-value="0" style:font-weight-asian="normal" style:font-weight-complex="normal"/>
    </style:style>
    <style:style style:name="T29" style:family="text">
      <style:text-properties fo:font-weight="normal" officeooo:rsid="00485b3e" fo:background-color="transparent" loext:char-shading-value="0" style:font-weight-asian="normal" style:font-weight-complex="normal"/>
    </style:style>
    <style:style style:name="T30" style:family="text">
      <style:text-properties officeooo:rsid="00194a19"/>
    </style:style>
    <style:style style:name="T31" style:family="text">
      <style:text-properties officeooo:rsid="001c0a4c"/>
    </style:style>
    <style:style style:name="T32" style:family="text">
      <style:text-properties officeooo:rsid="001cfafe"/>
    </style:style>
    <style:style style:name="T33" style:family="text">
      <style:text-properties fo:color="#808080" fo:font-weight="normal" style:font-weight-asian="normal" style:font-weight-complex="normal"/>
    </style:style>
    <style:style style:name="T34" style:family="text">
      <style:text-properties fo:color="#808080" fo:font-weight="normal" officeooo:rsid="001cfafe" style:font-weight-asian="normal" style:font-weight-complex="normal"/>
    </style:style>
    <style:style style:name="T35" style:family="text">
      <style:text-properties fo:color="#808080" fo:font-weight="normal" officeooo:rsid="004fa1ce" style:font-weight-asian="normal" style:font-weight-complex="normal"/>
    </style:style>
    <style:style style:name="T36" style:family="text">
      <style:text-properties fo:color="#808080" officeooo:rsid="001f3fd1"/>
    </style:style>
    <style:style style:name="T37" style:family="text">
      <style:text-properties fo:color="#000000" fo:font-weight="bold" officeooo:rsid="001cfc2f" style:font-weight-asian="bold" style:font-weight-complex="bold"/>
    </style:style>
    <style:style style:name="T38" style:family="text">
      <style:text-properties fo:color="#000000" fo:font-weight="bold" officeooo:rsid="00458667" style:font-weight-asian="bold" style:font-weight-complex="bold"/>
    </style:style>
    <style:style style:name="T39" style:family="text">
      <style:text-properties fo:color="#000000" fo:font-weight="bold" officeooo:rsid="004f9b21" style:font-weight-asian="bold" style:font-weight-complex="bold"/>
    </style:style>
    <style:style style:name="T40" style:family="text">
      <style:text-properties fo:color="#000000" fo:font-weight="normal" officeooo:rsid="001cfc2f" style:font-weight-asian="normal" style:font-weight-complex="normal"/>
    </style:style>
    <style:style style:name="T41" style:family="text">
      <style:text-properties fo:color="#000000" fo:font-weight="normal" officeooo:rsid="00247270" style:font-weight-asian="normal" style:font-weight-complex="normal"/>
    </style:style>
    <style:style style:name="T42" style:family="text">
      <style:text-properties fo:color="#000000" fo:font-weight="normal" officeooo:rsid="00458667" style:font-weight-asian="normal" style:font-weight-complex="normal"/>
    </style:style>
    <style:style style:name="T43" style:family="text">
      <style:text-properties fo:color="#000000" fo:font-weight="normal" officeooo:rsid="00493b1a" style:font-weight-asian="normal" style:font-weight-complex="normal"/>
    </style:style>
    <style:style style:name="T44" style:family="text">
      <style:text-properties fo:color="#000000" fo:font-weight="normal" officeooo:rsid="00494b87" style:font-weight-asian="normal" style:font-weight-complex="normal"/>
    </style:style>
    <style:style style:name="T45" style:family="text">
      <style:text-properties fo:color="#000000" fo:font-weight="normal" officeooo:rsid="004f9b21" style:font-weight-asian="normal" style:font-weight-complex="normal"/>
    </style:style>
    <style:style style:name="T46" style:family="text">
      <style:text-properties fo:color="#000000" fo:font-weight="normal" officeooo:rsid="004fa1ce" style:font-weight-asian="normal" style:font-weight-complex="normal"/>
    </style:style>
    <style:style style:name="T47" style:family="text">
      <style:text-properties fo:color="#000000" fo:font-weight="normal" officeooo:rsid="002c48ff" fo:background-color="#ffff00" loext:char-shading-value="0" style:font-weight-asian="normal" style:font-weight-complex="normal"/>
    </style:style>
    <style:style style:name="T48" style:family="text">
      <style:text-properties fo:color="#000000" fo:font-weight="normal" officeooo:rsid="0039f8dd" fo:background-color="#ffff00" loext:char-shading-value="0" style:font-weight-asian="normal" style:font-weight-complex="normal"/>
    </style:style>
    <style:style style:name="T49" style:family="text">
      <style:text-properties fo:color="#000000" fo:font-weight="normal" officeooo:rsid="004a8bce" fo:background-color="#ffff00" loext:char-shading-value="0" style:font-weight-asian="normal" style:font-weight-complex="normal"/>
    </style:style>
    <style:style style:name="T50" style:family="text">
      <style:text-properties fo:color="#000000" fo:font-weight="normal" officeooo:rsid="004de346" fo:background-color="#ffff00" loext:char-shading-value="0" style:font-weight-asian="normal" style:font-weight-complex="normal"/>
    </style:style>
    <style:style style:name="T51" style:family="text">
      <style:text-properties fo:font-style="italic" style:font-style-asian="italic" style:font-style-complex="italic"/>
    </style:style>
    <style:style style:name="T52" style:family="text">
      <style:text-properties officeooo:rsid="00144dad" fo:background-color="#ffff00" loext:char-shading-value="0"/>
    </style:style>
    <style:style style:name="T53" style:family="text">
      <style:text-properties officeooo:rsid="003e4469" fo:background-color="#ffff00" loext:char-shading-value="0"/>
    </style:style>
    <style:style style:name="T54" style:family="text">
      <style:text-properties officeooo:rsid="00255909"/>
    </style:style>
    <style:style style:name="T55" style:family="text">
      <style:text-properties officeooo:rsid="002b141b"/>
    </style:style>
    <style:style style:name="T56" style:family="text">
      <style:text-properties officeooo:rsid="002b3c46"/>
    </style:style>
    <style:style style:name="T57" style:family="text">
      <style:text-properties officeooo:rsid="002e077c"/>
    </style:style>
    <style:style style:name="T58" style:family="text">
      <style:text-properties officeooo:rsid="002fe9cb"/>
    </style:style>
    <style:style style:name="T59" style:family="text">
      <style:text-properties officeooo:rsid="00306ed9"/>
    </style:style>
    <style:style style:name="T60" style:family="text">
      <style:text-properties officeooo:rsid="00337728"/>
    </style:style>
    <style:style style:name="T61" style:family="text">
      <style:text-properties officeooo:rsid="00388a6b"/>
    </style:style>
    <style:style style:name="T62" style:family="text">
      <style:text-properties officeooo:rsid="003b66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rminology: </text:p>
      <text:p text:style-name="P10"/>
      <text:p text:style-name="P3"><text:span text:style-name="T4">Infarction </text:span><text:span text:style-name="T18">is</text:span> tissue death due to inadequate blood supply to the affected area. The resulting lesion is referred to as<text:span text:style-name="T4"> infarct.</text:span></text:p>
      <text:p text:style-name="P10"/>
      <text:p text:style-name="P23"><text:span text:style-name="T4">Ischemia </text:span><text:span text:style-name="T18">is a restriction in blood supply to tissues causing a shortage of oxygen and glucose needed for cellular metabolism (keeping the tissue alive). Generally caused by problems with blood vessels or damage/dysfunction of tissue.</text:span></text:p>
      <text:p text:style-name="P11"/>
      <text:p text:style-name="P24"><text:span text:style-name="T4">Cerebral infarction </text:span><text:span text:style-name="T18">caused by </text:span><text:span text:style-name="T4">ischemic stroke</text:span><text:span text:style-name="T18"> is the type </text:span><text:span text:style-name="T26">of stroke </text:span><text:span text:style-name="T19">our study is based on. The second type </text:span><text:span text:style-name="T6">cerebral hemorrhage</text:span><text:span text:style-name="T19"> is out of </text:span><text:span text:style-name="T26">our </text:span><text:span text:style-name="T19">scope.</text:span></text:p>
      <text:p text:style-name="P11"/>
      <text:p text:style-name="P22"><text:span text:style-name="T9">Transient ischemic attack (TIA)</text:span><text:span text:style-name="T22"> </text:span><text:span text:style-name="T18">happens when </text:span><text:span text:style-name="T23">blood flow to part of the brain is blocked or reduced for a short period of time. Afterwards blood</text:span><text:span text:style-name="T18"> flows again and the symptoms go away. </text:span><text:span text:style-name="T23">Also referred to as a mini-stroke, </text:span>TIA is a warning: it means you are likely to have a <text:span text:style-name="T54">stroke</text:span> in the future.</text:p>
      <text:p text:style-name="P41"/>
      <text:p text:style-name="P25"><text:span text:style-name="T6">P</text:span><text:span text:style-name="T11">enumbra </text:span><text:span text:style-name="T18">is the area surrounding </text:span><text:span text:style-name="T24">the ischemic core (instantly dead tissue)</text:span><text:span text:style-name="T18"> </text:span><text:span text:style-name="T24">that may remain viable for several hours after an ischemic event due to the collateral arteries that supply the zone. The cells in this region will die if reperfusion is not established during the early hours since collateral circulation is inadequate to maintain the neuronal demand for oxygen and glucose indefinitely.</text:span></text:p>
      <text:p text:style-name="P11"/>
      <text:p text:style-name="P33"><text:span text:style-name="T4">Perfusion</text:span><text:span text:style-name="T18"> usually refers to delivery of blood to a tissue. In this sense </text:span><text:span text:style-name="T4">perfused</text:span><text:span text:style-name="T18"> means supplied with blood. </text:span><text:span text:style-name="T20">Poor perfusion → ischemia, </text:span><text:span text:style-name="T13">hypoperfusion</text:span><text:span text:style-name="T14"> </text:span></text:p>
      <text:p text:style-name="P42"/>
      <text:p text:style-name="P36"><text:span text:style-name="T15">R</text:span><text:span text:style-name="T16">eperfusion, </text:span></text:p>
      <text:p text:style-name="P43"/>
      <text:p text:style-name="P36"><text:span text:style-name="T17">Recanalization </text:span><text:span text:style-name="T29">is the </text:span>formation of new canals or paths, especially blood vessels, through an obstruction such as a clot.</text:p>
      <text:p text:style-name="P11"/>
      <text:p text:style-name="P12"><text:span text:style-name="T4">Reperfusion</text:span> <text:span text:style-name="T4">injury</text:span> is the tissue damage caused when blood supply returns to tissue after a period of ischemia. An important consideration in determining the final infarct.</text:p>
      <text:p text:style-name="P12"/>
      <text:p text:style-name="P35"><text:span text:style-name="T12">Thrombosis</text:span><text:span text:style-name="T27"> </text:span>is the formation of a <text:span text:style-name="T62">blood clot</text:span> inside a <text:span text:style-name="T62">blood vessel, obstructing</text:span> the flow of <text:span text:style-name="T62">blood</text:span> through the <text:span text:style-name="T62">circulatory system.</text:span></text:p>
      <text:p text:style-name="P11"/>
      <text:p text:style-name="P13"><text:span text:style-name="T4">Circle of Willis</text:span> anatomy: <text:a xlink:type="simple" xlink:href="https://emedicine.medscape.com/article/1877617-overview" text:style-name="Internet_20_link" text:visited-style-name="Visited_20_Internet_20_Link">https://emedicine.medscape.com/article/1877617-overview</text:a></text:p>
      <text:p text:style-name="P13"/>
      <text:p text:style-name="P13"><text:span text:style-name="T10">Leptomeningeal c</text:span><text:span text:style-name="T4">ollaterals</text:span> are a subsidiary network of vascular channels that act as anastomotic channels in conditions where cerebral blood flow is pathologically altered. These secondary collateral pathways may be utilized when collateral flow through the circle of Willis is inadequate.</text:p>
      <text:p text:style-name="P13"/>
      <text:p text:style-name="P8">Types of ischemic stroke: </text:p>
      <text:p text:style-name="P34">1. Anterior circulation stroke: the common type</text:p>
      <text:p text:style-name="P34">2. Posterior circulation stroke: less common, causing only 6–10% of large vessel strokes</text:p>
      <text:p text:style-name="P19">lacunar, cortical stroke</text:p>
      <text:p text:style-name="P13"/>
      <text:p text:style-name="P5">Two treatment methods <text:span text:style-name="T3">after stroke</text:span>: </text:p>
      <text:p text:style-name="P5"/>
      <text:p text:style-name="P1">1. <text:span text:style-name="T55">Intravenous thrombolysis (breakdown of blood cloths) with e.g </text:span>tPA (tissue plasminogen activator) <text:span text:style-name="T56">or rtPA</text:span>, <text:span text:style-name="T2">protein involved in the breakdown of blood cloths ~6% major complication rate</text:span></text:p>
      <text:p text:style-name="P4">2. <text:span text:style-name="T58">Endovascular intervention e.g. intra-arterial thrombectomy (mechanical/surgical</text:span> removal of the blood cloth<text:span text:style-name="T59">)</text:span></text:p>
      <text:p text:style-name="P31"><text:soft-page-break/>* Also the combination of the two methods can be used. →patients<text:span text:style-name="T60"> with large vessel occlusion or large clot burden (&gt; 8mm) which are usually not responsive to chemical treatment alone</text:span></text:p>
      <text:p text:style-name="P32">* <text:span text:style-name="T61">There is no absolute answer when it comes to which treatment method is better, it’s highly dependent on personal information</text:span></text:p>
      <text:p text:style-name="P4"/>
      <text:p text:style-name="P7">Scoring methods:</text:p>
      <text:p text:style-name="P15"/>
      <text:p text:style-name="P17"><text:span text:style-name="T5">ASPECTS: </text:span><text:span text:style-name="T21">A </text:span>10-point quantitative topographic CT scan score used in patients with <text:span text:style-name="T1">middle cerebral artery</text:span> (MCA) <text:span text:style-name="T1">stroke</text:span>. An ASPECTS score less than or equal to 7 predicts worse functional outcome at 3 months as well as symptomatic haemorrhage. <text:span text:style-name="T36">A patient with a CBV ASPECTS greater than 6 plus an MTT and CBF ASPECTS less than the CBV score would be an ideal thrombolysis candidate, especially if a vessel occlusion also was visualized on CTA.</text:span><text:span text:style-name="T36"><text:note text:id="ftn1" text:note-class="footnote"><text:note-citation>1</text:note-citation><text:note-body><text:p text:style-name="P39">Perfusion Computed Tomography: Prediction of Final Infarct Extent and Stroke Outcome (2005), <text:span text:style-name="T51">Mark W. Parsons, PhD, FRACP, Elizabeth M. Pepper, BMed, Virgil Chan, BMed, Sabbir Siddique, MBBS, Siva Rajaratnam, FRANZCR, Grant A. Bateman, FRANZCR, Christopher R. Levi, FRACP</text:span></text:p></text:note-body></text:note></text:span></text:p>
      <text:p text:style-name="P2"/>
      <text:p text:style-name="P14"><text:span text:style-name="T8">NIHHS: </text:span><text:span text:style-name="T21">A</text:span> 15-item neurologic examination stroke scale used to evaluate the effect of acute cerebral infarction on the levels of consciousness, language, neglect, visual-field loss, extraocular movement, motor strength, ataxia, dysarthria, and sensory loss. A trained observer rates the patent’s ability to answer questions and perform activities. <text:span text:style-name="T31">Each item gets a score between 0-4 (0:good, 4:bad). W</text:span>idely used as a clinical assessment tool to evaluate acuity of stroke patients, determine appropriate treatment <text:span text:style-name="T32">(thrombolysis)</text:span>, and predict patient outcome. <text:span text:style-name="T34">It </text:span><text:span text:style-name="Strong_20_Emphasis"><text:span text:style-name="T33">has many caveats buried within it. If your patient has prior known neurologic deficits e.g. prior weakness, hemi- or quadriplegia, blindness, etc. or is intubated, has a language barrier, etc., it becomes especially complicated.</text:span></text:span></text:p>
      <text:p text:style-name="P14"><text:span text:style-name="Strong_20_Emphasis"><text:span text:style-name="T33"/></text:span></text:p>
      <text:p text:style-name="P16"><text:span text:style-name="Strong_20_Emphasis"><text:span text:style-name="T37">MRS (Modified Ranking Scale): </text:span></text:span><text:span text:style-name="Strong_20_Emphasis"><text:span text:style-name="T40">Measures the degree of disability or dependence in the daily activities of people who have suffered a stroke or other causes of neurological disability. Scoring is between 0-6 (0:no symptoms, 6:dead).</text:span></text:span></text:p>
      <text:p text:style-name="P16"><text:span text:style-name="Strong_20_Emphasis"><text:span text:style-name="T40"/></text:span></text:p>
      <text:p text:style-name="P16"><text:span text:style-name="Strong_20_Emphasis"><text:span text:style-name="T40"/></text:span></text:p>
      <text:p text:style-name="P16"><text:span text:style-name="Strong_20_Emphasis"><text:span text:style-name="T37">Trial of Org 10172 in Acute Stroke Treatment (TOAST): </text:span></text:span><text:span text:style-name="Strong_20_Emphasis"><text:span text:style-name="T40">A system for categorization of subtypes of ischemic stroke </text:span></text:span><text:span text:style-name="Strong_20_Emphasis"><text:span text:style-name="T41">(5)</text:span></text:span><text:span text:style-name="Strong_20_Emphasis"><text:span text:style-name="T40"> mainly based on etiology. The etiology of ischemic stroke affects prognosis, outcome, and management.</text:span></text:span></text:p>
      <text:p text:style-name="P16"><text:span text:style-name="Strong_20_Emphasis"><text:span text:style-name="T40"/></text:span></text:p>
      <text:p text:style-name="P37"><text:span text:style-name="Strong_20_Emphasis"><text:span text:style-name="T38">DRAGON:</text:span></text:span><text:span text:style-name="Strong_20_Emphasis"><text:span text:style-name="T42"> Includes clinical and CT </text:span></text:span><text:span text:style-name="Strong_20_Emphasis"><text:span text:style-name="T43">or MRI</text:span></text:span><text:span text:style-name="Strong_20_Emphasis"><text:span text:style-name="T42"> scan parameters and predicts functional outcome in the hyperacute phase of intravenous thrombolysis treatment of ischemic stroke patients. </text:span></text:span><text:span text:style-name="Strong_20_Emphasis"><text:span text:style-name="T44">Patients with scores 0-3 have very high likelihood for good recovery after thrombolysis, whereas patients with scores 7-10 the chances for good recovery are very low.</text:span></text:span></text:p>
      <text:p text:style-name="P37"><text:span text:style-name="Strong_20_Emphasis"><text:span text:style-name="T44"/></text:span></text:p>
      <text:p text:style-name="P47"><text:span text:style-name="Strong_20_Emphasis"><text:span text:style-name="T39">THRIVE: </text:span></text:span><text:span text:style-name="Strong_20_Emphasis"><text:span text:style-name="T45">An outcome prediction tool based on clinical variables available at the time of stroke presentation. It trichotomizes age and NIHSS, assigning 0, 1, or 2 points for age (≤59, 60–79, or ≥80) and 0, 2, or 4 points for NIHSS (≤10, 11–20, or ≥21), and then combines these with a Chronic</text:span></text:span></text:p>
      <text:p text:style-name="P48"><text:span text:style-name="Strong_20_Emphasis"><text:span text:style-name="T45">Disease Scale (CDS, 1 point each for presence of hypertension, diabetes mellitus, atrial fibrillation). </text:span></text:span><text:span text:style-name="Strong_20_Emphasis"><text:span text:style-name="T35">THRIVE score and tPA are independent predictors of outcome and that there is no statistical interaction between these predictors.</text:span></text:span></text:p>
      <text:p text:style-name="P37"><text:span text:style-name="Strong_20_Emphasis"><text:span text:style-name="T44"/></text:span></text:p>
      <text:p text:style-name="P38"><text:span text:style-name="Strong_20_Emphasis"><text:span text:style-name="T49">SEDAN: </text:span></text:span></text:p>
      <text:p text:style-name="P16"><text:span text:style-name="Strong_20_Emphasis"><text:span text:style-name="T40"/></text:span></text:p>
      <text:p text:style-name="P28"><text:span text:style-name="Strong_20_Emphasis"><text:span text:style-name="T47">Barthel Index and EQ-5D</text:span></text:span></text:p>
      <text:p text:style-name="P44"><text:span text:style-name="Strong_20_Emphasis"><text:span text:style-name="T48">TICI Score</text:span></text:span></text:p>
      <text:p text:style-name="P45"><text:span text:style-name="Strong_20_Emphasis"><text:span text:style-name="T50"/></text:span></text:p>
      <text:p text:style-name="P45"><text:span text:style-name="Strong_20_Emphasis"><text:span text:style-name="T50"/></text:span></text:p>
      <text:p text:style-name="P2"><text:soft-page-break/></text:p>
      <text:p text:style-name="P1"/>
      <text:p text:style-name="P6">Imaging methods: </text:p>
      <text:p text:style-name="P1"/>
      <text:p text:style-name="P18">1. Noncontrast computer tomography (NCCT)</text:p>
      <text:p text:style-name="P26"><text:span text:style-name="T25">2. </text:span><text:span text:style-name="T7">Computed tomography perfusion (CTP/</text:span><text:span text:style-name="T8">CTP-SI</text:span><text:span text:style-name="T7">): </text:span><text:span text:style-name="T28">Offers the possibility to differentiate reversible from irreversible ischaemic brain tissue (not in NCCT) and can give infor-</text:span></text:p>
      <text:p text:style-name="P26"><text:span text:style-name="T28">mation on the permeability of the blood brain barrier. </text:span><text:span text:style-name="T52">Also CBV,CBF,MTT, </text:span><text:span text:style-name="T53">GM, WM, Tmax</text:span></text:p>
      <text:p text:style-name="P27"><text:span text:style-name="T56">3</text:span>. <text:span text:style-name="T4">CT Angiography </text:span><text:span text:style-name="T8">(CTA/CTA-SI): </text:span><text:span text:style-name="T30">The location and extent of the arterial occlusion, collateral circulation, extracranial stenosis, and ischaemic changes within brain tissue can be visualised. On CTA source images (CTA-SI), areas with diminished contrast enhancement are considered ischemic.</text:span></text:p>
      <text:p text:style-name="P20"><text:span text:style-name="T56">4</text:span>. MRI <text:span text:style-name="T57">(diffusion-weighting, T2-FLAIR and T2-weighted images, and MR angiography) Also for DWI → DWI lesion volume, apparent diffusion coefficient (ADC) </text:span></text:p>
      <text:p text:style-name="P21"/>
      <text:p text:style-name="P29">* Reperfusion is evaluated on the CTP and recanalisation on the CTA.</text:p>
      <text:p text:style-name="P30">* <text:span text:style-name="T57">DWI is the preferred technique for acute infarct detection but becomes less sensitive within the subacute period compared with FLAIR sensitivity, which progressively increases.</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20:23:23.765288757</meta:creation-date>
    <dc:date>2017-12-10T23:30:03.505592356</dc:date>
    <meta:editing-duration>P3DT19H4M48S</meta:editing-duration>
    <meta:editing-cycles>64</meta:editing-cycles>
    <meta:generator>LibreOffice/5.1.6.2$Linux_X86_64 LibreOffice_project/10m0$Build-2</meta:generator>
    <meta:document-statistic meta:table-count="0" meta:image-count="0" meta:object-count="0" meta:page-count="3" meta:paragraph-count="42" meta:word-count="1037" meta:character-count="6854" meta:non-whitespace-character-count="5854"/>
  </office:meta>
</office:document-meta>
</file>